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ClassLoader.findResour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newInstance( java . net . URL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getPermissions( java . security . CodeSourc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addURL( java . net . UR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get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newInstance( java . net . URL [ ] var0 , java . lang . ClassLoad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URLClassLoader( java . net . URL [ ] var0 , java . lang . ClassLoader var1 , java . net . URLStreamHandlerFactory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findResourc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URLClassLoader( java . net . URL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findClas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URLClassLoader( java . net . URL [ ] var0 , java . lang . ClassLoad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lassLoader.definePackage( java . lang . String var0 , java . util . jar . Manifest var1 , java . net . URL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